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30000007662971CB1394F64AF.png" manifest:media-type="image/png"/>
  <manifest:file-entry manifest:full-path="Pictures/10000201000000D40000007664D442F8BF6A92E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fo:font-weight="bold" style:font-weight-asian="bold" style:font-weight-complex="bold"/>
    </style:style>
    <style:style style:name="P3" style:family="paragraph" style:parent-style-name="normal">
      <style:paragraph-properties fo:text-align="justify" style:justify-single-word="false"/>
      <style:text-properties fo:font-weight="bold" officeooo:rsid="000ee817" officeooo:paragraph-rsid="000ee817" style:font-weight-asian="bold" style:font-weight-complex="bold"/>
    </style:style>
    <style:style style:name="P4" style:family="paragraph" style:parent-style-name="normal">
      <style:paragraph-properties fo:text-align="justify" style:justify-single-word="false"/>
      <style:text-properties fo:font-weight="bold" officeooo:rsid="000fa62e" officeooo:paragraph-rsid="000fa62e" style:font-weight-asian="bold" style:font-weight-complex="bold"/>
    </style:style>
    <style:style style:name="P5" style:family="paragraph" style:parent-style-name="normal">
      <style:paragraph-properties fo:text-align="justify" style:justify-single-word="false"/>
      <style:text-properties fo:font-weight="bold" officeooo:rsid="0011ab2d" officeooo:paragraph-rsid="0011ab2d" style:font-weight-asian="bold" style:font-weight-complex="bold"/>
    </style:style>
    <style:style style:name="P6" style:family="paragraph" style:parent-style-name="normal">
      <style:paragraph-properties fo:text-align="justify" style:justify-single-word="false"/>
      <style:text-properties fo:font-weight="bold" officeooo:rsid="0015768c" officeooo:paragraph-rsid="0015768c" style:font-weight-asian="bold" style:font-weight-complex="bold"/>
    </style:style>
    <style:style style:name="P7" style:family="paragraph" style:parent-style-name="normal">
      <style:paragraph-properties fo:text-align="justify" style:justify-single-word="false"/>
      <style:text-properties fo:font-weight="bold" officeooo:rsid="0015b168" officeooo:paragraph-rsid="0015b168" style:font-weight-asian="bold" style:font-weight-complex="bold"/>
    </style:style>
    <style:style style:name="P8" style:family="paragraph" style:parent-style-name="normal">
      <style:paragraph-properties fo:text-align="justify" style:justify-single-word="false"/>
      <style:text-properties fo:font-weight="bold" officeooo:rsid="00172ceb" officeooo:paragraph-rsid="00172ceb" style:font-weight-asian="bold" style:font-weight-complex="bold"/>
    </style:style>
    <style:style style:name="P9" style:family="paragraph" style:parent-style-name="normal">
      <style:paragraph-properties fo:text-align="justify" style:justify-single-word="false"/>
      <style:text-properties fo:font-weight="bold" officeooo:rsid="0017b23f" officeooo:paragraph-rsid="0017b23f" style:font-weight-asian="bold" style:font-weight-complex="bold"/>
    </style:style>
    <style:style style:name="P10" style:family="paragraph" style:parent-style-name="normal" style:list-style-name="WWNum2">
      <style:paragraph-properties fo:margin-left="1.27cm" fo:margin-right="0cm" fo:text-align="justify" style:justify-single-word="false" fo:text-indent="-0.635cm" style:auto-text-indent="false" fo:break-before="auto" fo:break-after="auto"/>
    </style:style>
    <style:style style:name="P11" style:family="paragraph" style:parent-style-name="normal" style:list-style-name="WWNum1">
      <style:paragraph-properties fo:margin-left="1.27cm" fo:margin-right="0cm" fo:text-align="justify" style:justify-single-word="false" fo:text-indent="-0.635cm" style:auto-text-indent="false" fo:break-before="auto" fo:break-after="auto"/>
    </style:style>
    <style:style style:name="P12" style:family="paragraph" style:parent-style-name="normal" style:list-style-name="WWNum2" style:master-page-name="Standard">
      <style:paragraph-properties fo:margin-left="1.27cm" fo:margin-right="0cm" fo:text-align="justify" style:justify-single-word="false" fo:text-indent="-0.635cm" style:auto-text-indent="false" style:page-number="1" fo:break-before="auto" fo:break-after="auto"/>
    </style:style>
    <style:style style:name="P13" style:family="paragraph" style:parent-style-name="normal" style:list-style-name="WWNum1">
      <style:paragraph-properties fo:margin-left="1.27cm" fo:margin-right="0cm" fo:text-align="justify" style:justify-single-word="false" fo:text-indent="-0.635cm" style:auto-text-indent="false"/>
      <style:text-properties fo:font-weight="bold" style:font-weight-asian="bold" style:font-weight-complex="bold"/>
    </style:style>
    <style:style style:name="P14" style:family="paragraph" style:parent-style-name="normal" style:list-style-name="WWNum1">
      <style:paragraph-properties fo:margin-left="1.27cm" fo:margin-right="0cm" fo:text-align="justify" style:justify-single-word="false" fo:text-indent="-0.635cm" style:auto-text-indent="false"/>
      <style:text-properties fo:font-weight="bold" officeooo:rsid="0004d587" officeooo:paragraph-rsid="0004d587" style:font-weight-asian="bold" style:font-weight-complex="bold"/>
    </style:style>
    <style:style style:name="P15" style:family="paragraph" style:parent-style-name="normal" style:list-style-name="WWNum1">
      <style:paragraph-properties fo:margin-left="1.27cm" fo:margin-right="0cm" fo:text-align="justify" style:justify-single-word="false" fo:text-indent="-0.635cm" style:auto-text-indent="false"/>
      <style:text-properties fo:font-weight="bold" officeooo:rsid="0004d587" officeooo:paragraph-rsid="0005d1ec" style:font-weight-asian="bold" style:font-weight-complex="bold"/>
    </style:style>
    <style:style style:name="P16" style:family="paragraph" style:parent-style-name="normal" style:list-style-name="WWNum1">
      <style:paragraph-properties fo:margin-left="1.27cm" fo:margin-right="0cm" fo:text-align="justify" style:justify-single-word="false" fo:text-indent="-0.635cm" style:auto-text-indent="false"/>
      <style:text-properties fo:font-weight="bold" officeooo:rsid="00082dd6" officeooo:paragraph-rsid="00082dd6" style:font-weight-asian="bold" style:font-weight-complex="bold"/>
    </style:style>
    <style:style style:name="P17" style:family="paragraph" style:parent-style-name="normal" style:list-style-name="WWNum1">
      <style:paragraph-properties fo:margin-left="1.27cm" fo:margin-right="0cm" fo:text-align="justify" style:justify-single-word="false" fo:text-indent="-0.635cm" style:auto-text-indent="false"/>
      <style:text-properties fo:font-weight="bold" officeooo:rsid="00090fcc" officeooo:paragraph-rsid="00090fcc" style:font-weight-asian="bold" style:font-weight-complex="bold"/>
    </style:style>
    <style:style style:name="P18" style:family="paragraph" style:parent-style-name="normal">
      <style:paragraph-properties fo:break-before="auto" fo:break-after="auto"/>
    </style:style>
    <style:style style:name="P19" style:family="paragraph" style:parent-style-name="normal">
      <style:paragraph-properties fo:text-align="justify" style:justify-single-word="false" fo:break-before="auto" fo:break-after="auto"/>
      <style:text-properties style:text-position="0% 100%" fo:font-size="14pt" style:font-size-asian="14pt" style:font-size-complex="14pt"/>
    </style:style>
    <style:style style:name="P20" style:family="paragraph" style:parent-style-name="normal">
      <style:paragraph-properties fo:text-align="justify" style:justify-single-word="false" fo:break-before="auto" fo:break-after="auto"/>
      <style:text-properties style:text-position="0% 100%"/>
    </style:style>
    <style:style style:name="P21" style:family="paragraph" style:parent-style-name="normal">
      <style:paragraph-properties fo:break-before="auto" fo:break-after="auto"/>
      <style:text-properties style:text-position="0% 100%" fo:font-size="3pt" style:font-size-asian="3pt" style:font-size-complex="3pt"/>
    </style:style>
    <style:style style:name="P22" style:family="paragraph" style:parent-style-name="normal">
      <style:paragraph-properties fo:text-align="justify" style:justify-single-word="false" fo:break-before="auto" fo:break-after="auto"/>
      <style:text-properties style:text-position="0% 100%" fo:font-size="16pt" style:font-size-asian="16pt" style:font-size-complex="16pt"/>
    </style:style>
    <style:style style:name="P23" style:family="paragraph" style:parent-style-name="normal">
      <style:paragraph-properties fo:text-align="justify" style:justify-single-word="false" fo:break-before="auto" fo:break-after="auto"/>
    </style:style>
    <style:style style:name="P24" style:family="paragraph" style:parent-style-name="normal">
      <style:paragraph-properties fo:text-align="center" style:justify-single-word="false" fo:break-before="auto" fo:break-after="auto"/>
    </style:style>
    <style:style style:name="P25" style:family="paragraph" style:parent-style-name="normal">
      <style:paragraph-properties fo:margin-left="1.27cm" fo:margin-right="0cm" fo:text-align="justify" style:justify-single-word="false" fo:text-indent="0cm" style:auto-text-indent="false" fo:break-before="auto" fo:break-after="auto"/>
      <style:text-properties style:text-position="0% 100%"/>
    </style:style>
    <style:style style:name="P26" style:family="paragraph" style:parent-style-name="normal">
      <loext:graphic-properties draw:fill="none" draw:fill-color="#ffffff"/>
      <style:paragraph-properties fo:margin-left="1.249cm" fo:margin-right="0cm" fo:margin-top="0cm" fo:margin-bottom="0cm" loext:contextual-spacing="false" fo:line-height="100%"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Calibri1"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font-weight-complex="bold"/>
    </style:style>
    <style:style style:name="P27" style:family="paragraph" style:parent-style-name="normal" style:list-style-name="WWNum3">
      <loext:graphic-properties draw:fill="none" draw:fill-color="#ffffff"/>
      <style:paragraph-properties fo:margin-left="0.762cm" fo:margin-right="0cm" fo:margin-top="0cm" fo:margin-bottom="0cm" loext:contextual-spacing="false" fo:line-height="100%" fo:text-align="center" style:justify-single-word="false" fo:keep-together="auto" fo:orphans="0" fo:widows="0" fo:text-indent="-0.762cm" style:auto-text-indent="false" fo:break-before="auto" fo:break-after="auto" fo:background-color="transparent" fo:padding="0cm" fo:border="none" fo:keep-with-next="always"/>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6pt" fo:font-weight="bold" style:font-size-asian="16pt" style:font-weight-asian="bold" style:font-size-complex="16pt"/>
    </style:style>
    <style:style style:name="T4" style:family="text">
      <style:text-properties style:text-position="0% 100%" fo:font-size="16pt" fo:font-weight="normal" style:font-size-asian="16pt" style:font-weight-asian="normal" style:font-size-complex="16pt"/>
    </style:style>
    <style:style style:name="T5" style:family="text">
      <style:text-properties style:text-position="0% 100%" officeooo:rsid="0005d1ec"/>
    </style:style>
    <style:style style:name="T6" style:family="text">
      <style:text-properties style:text-position="0% 100%" officeooo:rsid="000ab4b3"/>
    </style:style>
    <style:style style:name="T7" style:family="text">
      <style:text-properties style:text-position="0% 100%" officeooo:rsid="00127cf7"/>
    </style:style>
    <style:style style:name="T8" style:family="text">
      <style:text-properties style:text-position="0% 100%" officeooo:rsid="0013a6da"/>
    </style:style>
    <style:style style:name="T9" style:family="text">
      <style:text-properties fo:color="#0000ff" style:text-position="0% 100%" style:text-underline-style="solid" style:text-underline-width="auto" style:text-underline-color="font-color"/>
    </style:style>
    <style:style style:name="T10" style:family="text">
      <style:text-properties fo:font-variant="small-caps" style:text-position="0% 100%" fo:font-weight="bold" style:font-weight-asian="bold"/>
    </style:style>
    <style:style style:name="T11" style:family="text">
      <style:text-properties fo:font-variant="small-caps" style:text-position="0% 100%" fo:font-size="13pt" fo:font-weight="bold" style:font-size-asian="13pt" style:font-weight-asian="bold" style:font-size-complex="13pt"/>
    </style:style>
    <style:style style:name="T12" style:family="text">
      <style:text-properties fo:font-variant="normal" fo:text-transform="none" style:text-position="0% 100%" fo:font-weight="normal" style:font-weight-asian="normal"/>
    </style:style>
    <style:style style:name="T13" style:family="text">
      <style:text-properties fo:font-variant="normal" fo:text-transform="none" style:text-position="0% 100%" fo:font-size="13pt" fo:font-weight="normal" style:font-size-asian="13pt" style:font-weight-asian="normal" style:font-size-complex="13pt"/>
    </style:style>
    <style:style style:name="T14"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19072323" text:style-name="WWNum2">
        <text:list-item>
          <text:p text:style-name="P12"><text:span text:style-name="T2">A INTERAÇÃO BÁSICA GET HTTP/RESPOSTA HTTP </text:span></text:p>
        </text:list-item>
      </text:list>
      <text:p text:style-name="P19"/>
      <text:p text:style-name="P23"><text:span text:style-name="T1">Vamos começar nossa exploração do HTTP acessando uma página HTML muito simples - </text:span></text:p>
      <text:p text:style-name="P23"><text:span text:style-name="T1">que é muita pequena e não contém objetos embutidos. Faça o seguinte: </text:span></text:p>
      <text:p text:style-name="P20"/>
      <text:p text:style-name="P23"><text:span text:style-name="T1">1. Inicie o navegador web. </text:span></text:p>
      <text:p text:style-name="P23"><text:span text:style-name="T1">2. Inicie o Wireshark, conforme descrito no laboratório introdutório (mas NÃO inicie a captura ainda). Digite "http" (apenas o texto, sem aspas) no campo "filter", então apenas as mensagens HTTP serão exibidas na área de listagem de pacotes quando capturadas. </text:span></text:p>
      <text:p text:style-name="P23"><text:span text:style-name="T1">3. Espere um pouco mais que um minuto e então inicie a captura. </text:span></text:p>
      <text:p text:style-name="P18"><text:span text:style-name="T1">4.</text:span> <text:span text:style-name="T1">Digite</text:span> <text:span text:style-name="T1">o seguinte endereço no seu navegador: http://gaia.cs.umass.edu/wireshark-labs/HTTP-wireshark-file1.html </text:span></text:p>
      <text:p text:style-name="P23"><text:span text:style-name="T1">O seu navegador deverá exibir um arquivo HTML bem simples de apenas uma linha. </text:span></text:p>
      <text:p text:style-name="P23"><text:span text:style-name="T1">5. Pare a captura do Wireshark. <text:line-break/></text:span></text:p>
      <text:p text:style-name="P23"><text:span text:style-name="T1">As <text:s/>mensagens HTTP que capturadas são a mensagem GET (do seu navegador para o servidor web gaia.cs.umass.edu) e a mensagem de resposta do servidor para o seu navegador. A área de exibição do conteúdo dos pacotes exibe os detalhes da <text:s/>mensagem selecionada (nesse caso a mensagem GET HTTP, que está destacada na área de listagem <text:s/>de pacotes capturados). Relembre que uma vez que a mensagem HTTP foi transportada dentro de um segmento TCP, que foi transportado dentro de datagrama IP, que foi transportado dentro de um quadro Ethernet, o Wireshark exibe as informações dos pacotes Frame, Ethernet, IP e TCP também. <text:line-break/></text:span></text:p>
      <text:p text:style-name="P20"/>
      <text:p text:style-name="P23"><text:span text:style-name="T1">Olhando as informações nas mensagens GET e resposta HTTP, responda as seguintes perguntas. Quando responder as perguntas, você deverá copiar as mensagens GET e resposta e indicar onde na mensagem você encontrou a informação que responde a questão.</text:span></text:p>
      <text:p text:style-name="P20"/>
      <text:list xml:id="list4223172681" text:style-name="WWNum1">
        <text:list-item>
          <text:p text:style-name="P11"><text:span text:style-name="T1">O seu navegador está executando a versão 1.0 ou 1.1 do HTTP? E o servidor? </text:span></text:p>
          <text:p text:style-name="P14"><text:span text:style-name="T1">Cliente: HTTP 1.1</text:span></text:p>
          <text:p text:style-name="P15"><text:span text:style-name="T5">Servidor</text:span><text:span text:style-name="T1">: HTTP 1.1</text:span></text:p>
        </text:list-item>
      </text:list>
      <text:p text:style-name="P25"/>
      <text:list xml:id="list112754230772140" text:continue-numbering="true" text:style-name="WWNum1">
        <text:list-item>
          <text:p text:style-name="P11"><text:span text:style-name="T1">Quais idiomas (se houver) seu navegador indica que ele pode aceitar do servidor? </text:span></text:p>
          <text:p text:style-name="P13"><text:span text:style-name="T1">Accept-Language: pt-BR,pt;q=0.9,en-US;q=0.8,en;q=0.7\r\n</text:span></text:p>
        </text:list-item>
      </text:list>
      <text:p text:style-name="P25"/>
      <text:list xml:id="list112755554704990" text:continue-numbering="true" text:style-name="WWNum1">
        <text:list-item>
          <text:p text:style-name="P11"><text:span text:style-name="T1"><text:s/>Qual o endereço IP do computador? E do servidor gaia.cs.umass.edu? </text:span></text:p>
          <text:p text:style-name="P16"><text:span text:style-name="T1">Cliente: 172.16.159.137</text:span></text:p>
          <text:p text:style-name="P16"><text:span text:style-name="T1">Servidor: 128.119.245.12</text:span></text:p>
        </text:list-item>
      </text:list>
      <text:p text:style-name="P20"/>
      <text:list xml:id="list112754020310868" text:continue-numbering="true" text:style-name="WWNum1">
        <text:list-item>
          <text:p text:style-name="P11"><text:span text:style-name="T1">Qual o código de status retornado pelo servidor ao seu navegador? </text:span></text:p>
          <text:p text:style-name="P17"><text:span text:style-name="T6">Código </text:span><text:span text:style-name="T1">200 OK</text:span></text:p>
        </text:list-item>
      </text:list>
      <text:p text:style-name="P25"><text:soft-page-break/></text:p>
      <text:list xml:id="list112755598530565" text:continue-numbering="true" text:style-name="WWNum1">
        <text:list-item>
          <text:p text:style-name="P11"><text:span text:style-name="T1"><text:s/>Quando foi a última data de modificação do arquivo HTML que você está obtendo do servidor? </text:span></text:p>
          <text:p text:style-name="P13"><text:span text:style-name="T1">Last-Modified: Mon, 13 Dec 2021 06:59:01 GMT\r\n</text:span></text:p>
        </text:list-item>
      </text:list>
      <text:p text:style-name="P20"/>
      <text:list xml:id="list112754001602420" text:continue-numbering="true" text:style-name="WWNum1">
        <text:list-item>
          <text:p text:style-name="P11"><text:span text:style-name="T1"><text:s/>Quantos bytes de conteúdo estão sendo enviados para o seu navegador?</text:span></text:p>
        </text:list-item>
      </text:list>
      <text:p text:style-name="P26">Content-Length: 128\r\n</text:p>
      <text:p text:style-name="P20"/>
      <text:p text:style-name="P20"/>
      <text:list xml:id="list112754030121621" text:continue-list="list1919072323" text:style-name="WWNum2">
        <text:list-item>
          <text:p text:style-name="P10"><text:span text:style-name="T2">A INTERAÇÃO GET HTTP/RESPOSTA HTTP CONDICIONAL</text:span></text:p>
        </text:list-item>
      </text:list>
      <text:p text:style-name="P19"/>
      <text:p text:style-name="P23"><text:span text:style-name="T1">A maioria dos navegadores web realizam cache de objetos e então faz um GET condicional quando solicita um objeto HTTP. Antes de seguir os passos abaixo, certifique-se que o cache do seu navegador está vazio.</text:span></text:p>
      <text:p text:style-name="P20"/>
      <text:p text:style-name="P23"><text:span text:style-name="T1">1. Inicie o seu navegador web, e tenha certeza que o cache está limpo, conforme discutido acima. </text:span></text:p>
      <text:p text:style-name="P23"><text:span text:style-name="T1">2. Inicie o Wireshark. </text:span></text:p>
      <text:p text:style-name="P23"><text:span text:style-name="T1">3. Digite a seguinte URL no seu navegador: </text:span></text:p>
      <text:p text:style-name="P23"><text:span text:style-name="T1">http://gaia.cs.umass.edu/wireshark-labs/HTTP-wireshark-file2.html </text:span></text:p>
      <text:p text:style-name="P23"><text:span text:style-name="T1">O seu navegador exibirá um arquivo HTML muito simples de cinco linhas. </text:span></text:p>
      <text:p text:style-name="P23"><text:span text:style-name="T1">4. Rapidamente digite a mesma URL no seu navegador novamente (ou simplesmente clique no botão Atualizar no seu navegador). </text:span></text:p>
      <text:p text:style-name="P23"><text:span text:style-name="T1">5. Pare a captura do Wireshark, e digite "http" no campo "filter", assim apenas mensagens HTTP capturadas serão listadas. <text:line-break/></text:span></text:p>
      <text:p text:style-name="P20"/>
      <text:p text:style-name="P23"><text:span text:style-name="T1">Responda </text:span>às<text:span text:style-name="T1"> seguintes perguntas: </text:span></text:p>
      <text:p text:style-name="P20"/>
      <text:p text:style-name="P23"><text:span text:style-name="T1">g. Analise o conteúdo da primeira requisição GET HTTP do seu navegador para o servidor. </text:span></text:p>
      <text:p text:style-name="P23"><text:span text:style-name="T1">Você ver alguma linha "IF-MODIFIED-SINCE" nela? </text:span></text:p>
      <text:p text:style-name="P3"><text:span text:style-name="T1">Não, nenhuma linha</text:span></text:p>
      <text:p text:style-name="P3"><text:span text:style-name="T1"/></text:p>
      <text:p text:style-name="P23"><text:span text:style-name="T1">h. Analise o conteúdo da resposta do servidor. O servidor, explicitamente, retornou o conteúdo do arquivo? Como você pode afirmar isso? </text:span></text:p>
      <text:p text:style-name="P4"><text:span text:style-name="T1">Sim, o servidor retorna conteúdo. Existem bytes (caracteres HTML) </text:span><text:span text:style-name="T7">do payload</text:span></text:p>
      <text:p text:style-name="P23"><text:span text:style-name="T1">i. Agora analise o conteúdo da segunda requisição GET HTTP do seu navegador para o </text:span></text:p>
      <text:p text:style-name="P23"><text:span text:style-name="T1">servidor. Você ver alguma linha "IF-MODIFIED-SINCE" nela? Se sim, que informações ela possui? </text:span></text:p>
      <text:p text:style-name="P2"><text:span text:style-name="T1">If-Modified-Since: Mon, 13 Dec 2021 06:59:01 GMT\r\n</text:span></text:p>
      <text:p text:style-name="P1"><text:span text:style-name="T1"/></text:p>
      <text:p text:style-name="P1"><text:span text:style-name="T1"/></text:p>
      <text:p text:style-name="P1"><text:span text:style-name="T1"/></text:p>
      <text:p text:style-name="P23"><text:soft-page-break/><text:span text:style-name="T1">j. Qual o código de status HTTP e frase retornaram do servidor em resposta ao segundo GET </text:span></text:p>
      <text:p text:style-name="P23"><text:span text:style-name="T1">HTTP? O servidor, explicitamente, retornou o conteúdo do arquivo?</text:span></text:p>
      <text:p text:style-name="P5"><text:span text:style-name="T1">Cód. 304 not modified. O servidor não retorna nenhum dado do payload.</text:span></text:p>
      <text:p text:style-name="P20"/>
      <text:p text:style-name="P20"/>
      <text:list xml:id="list112753963340184" text:continue-numbering="true" text:style-name="WWNum2">
        <text:list-item>
          <text:p text:style-name="P10"><text:span text:style-name="T2">OBTENDO DOCUMENTOS GRANDES</text:span></text:p>
        </text:list-item>
      </text:list>
      <text:p text:style-name="P19"/>
      <text:p text:style-name="P23"><text:span text:style-name="T1">1. Inicie o navegador, e tenha certeza que o cache está limpo, conforme discutido acima. </text:span></text:p>
      <text:p text:style-name="P20"/>
      <text:p text:style-name="P23"><text:span text:style-name="T1">2. Inicie o Wireshark. </text:span></text:p>
      <text:p text:style-name="P20"/>
      <text:p text:style-name="P23"><text:span text:style-name="T1">3. Digite a seguinte URL no seu navegador: </text:span></text:p>
      <text:p text:style-name="P20"/>
      <text:p text:style-name="P23"><text:span text:style-name="T1">http://gaia.cs.umass.edu/wireshark-labs/HTTP-wireshark-file3.html </text:span></text:p>
      <text:p text:style-name="P23"><text:span text:style-name="T1">Seu navegador deverá exibir a extensa "Bill of Rights" americana. </text:span></text:p>
      <text:p text:style-name="P20"/>
      <text:p text:style-name="P23"><text:span text:style-name="T1">4. Pare a captura no Wireshark, e digite "http" no campo "filter", então somente mensagens </text:span></text:p>
      <text:p text:style-name="P23"><text:span text:style-name="T1">HTTP serão exibidas. </text:span></text:p>
      <text:p text:style-name="P20"/>
      <text:p text:style-name="P23"><text:span text:style-name="T1">Na área de listagem de pacotes, você deverá ver sua mensagem GET HTTP, seguida por uma resposta com pacotes múltiplos para sua requisição A mensagem de resposta HTTP consiste de uma linha de status, seguida por linha de cabeçalho, seguidas por uma linha em branco, seguida por um corpo de entidade. No caso do nosso GET HTTP, o corpo de entidade na resposta HTTP é todo o arquivo HTML solicitado. No nosso caso aqui, o arquivo HTML é bastante longo, e 4500 bytes é muito grande para caber em um pacote TCP. Uma única mensagem de resposta HTTP é, portanto, dividida em vários pedaços pelo TCP, com cada pedaço a ser contido dentro de um segmento TCP em separado. Cada segmento TCP é registrado como um pacote separado pelo Wireshark, e o fato de que a resposta HTTP única foi fragmentado em vários pacotes TCP é indicado pela frase "continuation" exibida pelo Wireshark. OBS.: Não há nenhuma mensagem de "continuation" no HTTP!</text:span></text:p>
      <text:p text:style-name="P20"/>
      <text:p text:style-name="P23"><text:span text:style-name="T1">Responda </text:span>às<text:span text:style-name="T1"> seguintes perguntas:</text:span></text:p>
      <text:p text:style-name="P23"><text:span text:style-name="T1"><text:s/></text:span></text:p>
      <text:p text:style-name="P23"><text:span text:style-name="T1">k. Quantas mensagens de requisição GET HTTP foram enviadas pelo seu navegador? </text:span></text:p>
      <text:p text:style-name="P2"><text:span text:style-name="T1"><text:s/></text:span><text:span text:style-name="T8">Uma </text:span></text:p>
      <text:p text:style-name="P2"><text:span text:style-name="T8"/></text:p>
      <text:p text:style-name="P23"><text:span text:style-name="T1">l. Quantos segmentos TCP contendo dados foram necessários para carregar uma única resposta HTTP?</text:span></text:p>
      <text:p text:style-name="P6"><text:span text:style-name="T1">4 segmentos</text:span></text:p>
      <text:p text:style-name="P6"><text:span text:style-name="T1"/></text:p>
      <text:p text:style-name="P23"><text:span text:style-name="T1">m. Qual é o código de status e frase associados com a resposta para a requisição GET HTTP?</text:span></text:p>
      <text:p text:style-name="P7"><text:span text:style-name="T1">Código 200 OK</text:span></text:p>
      <text:p text:style-name="P20"/>
      <text:list xml:id="list112755658469369" text:continue-numbering="true" text:style-name="WWNum2">
        <text:list-item>
          <text:p text:style-name="P10"><text:soft-page-break/><text:span text:style-name="T2">DOCUMENTOS HTML COM OBJETOS EMBUTIDOS</text:span><text:span text:style-name="T1"><text:line-break/></text:span></text:p>
        </text:list-item>
      </text:list>
      <text:p text:style-name="P20"/>
      <text:p text:style-name="P23"><text:span text:style-name="T1">1. Inicie seu navegador web, e tenha certeza que o cache está limpo, conforme discutido acima. </text:span></text:p>
      <text:p text:style-name="P23"><text:span text:style-name="T1">2. Inicie o Wireshark. </text:span></text:p>
      <text:p text:style-name="P23"><text:span text:style-name="T1">3. Digite a seguinte URL no seu navegador: </text:span></text:p>
      <text:p text:style-name="P23"><text:a xlink:type="simple" xlink:href="http://gaia.cs.umass.edu/wireshark-labs/HTTP-wireshark-file4.html" text:style-name="ListLabel_20_28" text:visited-style-name="ListLabel_20_28"><text:span text:style-name="T9">http://gaia.cs.umass.edu/wireshark-labs/HTTP-wireshark-file4.html</text:span></text:a><text:span text:style-name="T1"> </text:span></text:p>
      <text:p text:style-name="P20"/>
      <text:p text:style-name="P23"><text:span text:style-name="T1">O seu navegador deverá exibir um pequeno arquivo HTML com duas imagens. Estas duas imagens estão referenciadas no arquivo HTML. Isto é, as imagens em si não estão contidas no HTML; ao invés disso as URLs para o download das imagens estão contidas no arquivo HTML.<text:line-break/></text:span></text:p>
      <text:p text:style-name="P23"><text:span text:style-name="T1">4. Pare a captura do Wireshark e digite "http" no campo "filter", assim apenas mensagens HTTP capturadas serão exibidas. <text:line-break/></text:span></text:p>
      <text:p text:style-name="P23"><text:span text:style-name="T1">Responda </text:span>às<text:span text:style-name="T1"> seguintes perguntas:</text:span></text:p>
      <text:p text:style-name="P20"/>
      <text:p text:style-name="P23"><text:span text:style-name="T1">o. Quantas mensagens de requisição GET HTTP foram enviadas pelo seu navegador? Para qual endereço IP essas requisições GET foram enviadas? </text:span></text:p>
      <text:p text:style-name="P8"><text:span text:style-name="T1">GET <text:s/>128.119.245.12</text:span></text:p>
      <text:p text:style-name="P8"><text:span text:style-name="T1">GET <text:s/>128.119.245.12</text:span></text:p>
      <text:p text:style-name="P8"><text:span text:style-name="T1">GET <text:s/>178.79.137.164</text:span></text:p>
      <text:p text:style-name="P20"/>
      <text:p text:style-name="P23"><text:span text:style-name="T1">p. Você pode dizer se o seu navegador baixou essas duas imagens em série, ou se elas foram baixadas dos dois sites web em paralelo?</text:span></text:p>
      <text:p text:style-name="P9"><text:span text:style-name="T1">Em série, pelo tem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pt" fo:country="BR" style:letter-kerning="false"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size="14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Times New Roman" fo:font-family="'Times New Roman'" style:font-family-generic="roman" style:font-pitch="variable" fo:font-size="18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0000ff" style:text-position="0% 10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62cm" fo:margin-left="0.762cm"/>
        </style:list-level-properties>
        <style:text-properties style:font-name="Noto Sans Symbols"/>
      </text:list-level-style-bullet>
      <text:list-level-style-number text:level="2" text:style-name="ListLabel_20_20"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center" style:justify-single-word="false" fo:break-before="auto" fo:break-after="auto"/>
    </style:style>
    <style:style style:name="MP2" style:family="paragraph" style:parent-style-name="normal" style:list-style-name="WWNum3">
      <loext:graphic-properties draw:fill="none" draw:fill-color="#ffffff"/>
      <style:paragraph-properties fo:margin-left="0.762cm" fo:margin-right="0cm" fo:margin-top="0cm" fo:margin-bottom="0cm" loext:contextual-spacing="false" fo:line-height="100%" fo:text-align="center" style:justify-single-word="false" fo:keep-together="auto" fo:orphans="0" fo:widows="0" fo:text-indent="-0.762cm" style:auto-text-indent="false" fo:break-before="auto" fo:break-after="auto" fo:background-color="transparent" fo:padding="0cm" fo:border="none" fo:keep-with-next="always"/>
    </style:style>
    <style:style style:name="MP3" style:family="paragraph" style:parent-style-name="normal">
      <style:paragraph-properties fo:break-before="auto" fo:break-after="auto"/>
      <style:text-properties style:text-position="0% 100%" fo:font-size="3pt" style:font-size-asian="3pt" style:font-size-complex="3pt"/>
    </style:style>
    <style:style style:name="MP4" style:family="paragraph" style:parent-style-name="normal">
      <style:paragraph-properties fo:text-align="justify" style:justify-single-word="false" fo:break-before="auto" fo:break-after="auto"/>
    </style:style>
    <style:style style:name="MP5" style:family="paragraph" style:parent-style-name="normal">
      <style:paragraph-properties fo:text-align="justify" style:justify-single-word="false" fo:break-before="auto" fo:break-after="auto"/>
      <style:text-properties style:text-position="0% 100%" fo:font-size="16pt" style:font-size-asian="16pt" style:font-size-complex="16pt"/>
    </style:style>
    <style:style style:name="MT1" style:family="text">
      <style:text-properties fo:font-variant="small-caps" style:text-position="0% 100%" fo:font-weight="bold" style:font-weight-asian="bold"/>
    </style:style>
    <style:style style:name="MT2" style:family="text">
      <style:text-properties fo:font-variant="small-caps" style:text-position="0% 100%" fo:font-size="13pt" fo:font-weight="bold" style:font-size-asian="13pt" style:font-weight-asian="bold" style:font-size-complex="13pt"/>
    </style:style>
    <style:style style:name="MT3"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MT4" style:family="text">
      <style:text-properties style:text-position="0% 100%" fo:font-size="16pt" fo:font-weight="bold" style:font-size-asian="16pt" style:font-weight-asian="bold" style:font-size-complex="16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752cm" fo:margin-left="2.54cm" fo:margin-right="2.54cm" style:writing-mode="lr-tb" style:layout-grid-color="#c0c0c0" style:layout-grid-lines="2619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office:automatic-styles>
  <office:master-styles>
    <style:master-page style:name="Standard" style:page-layout-name="Mpm1">
      <style:header>
        <text:p text:style-name="MP1"><text:span text:style-name="MT1">Instituto Federal de Educação, Ciência e Tecnologia de Santa Catarina</text:span></text:p>
        <text:p text:style-name="MP1"><text:span text:style-name="MT1">Departamento Acadêmico de Eletrônica</text:span><draw:frame draw:style-name="Mfr1" draw:name="image1.png" text:anchor-type="char" svg:x="14.035cm" svg:y="0.337cm" svg:width="2.057cm" svg:height="1.492cm" draw:z-index="7"><draw:image xlink:href="Pictures/10000200000000A30000007662971CB1394F64AF.png" xlink:type="simple" xlink:show="embed" xlink:actuate="onLoad" loext:mime-type="image/png"/></draw:frame><draw:frame draw:style-name="Mfr1" draw:name="image2.png" text:anchor-type="char" svg:x="0.046cm" svg:y="0.069cm" svg:width="3.591cm" svg:height="1.995cm" draw:z-index="3"><draw:image xlink:href="Pictures/10000201000000D40000007664D442F8BF6A92E6.png" xlink:type="simple" xlink:show="embed" xlink:actuate="onLoad" loext:mime-type="image/png"/></draw:frame></text:p>
        <text:p text:style-name="MP1"><text:span text:style-name="MT2">Engenharia eletrônica</text:span></text:p>
        <text:list xml:id="list181498714" text:style-name="WWNum3">
          <text:list-item>
            <text:p text:style-name="MP2"><text:span text:style-name="MT3">Redes de Computadores</text:span></text:p>
          </text:list-item>
        </text:list>
        <text:p text:style-name="MP3"/>
        <text:p text:style-name="MP4"><text:span text:style-name="MT4">Lista 9 – HTTP</text:span></text:p>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3T11:27:53.536000000</dc:date>
    <meta:editing-duration>PT20M55S</meta:editing-duration>
    <meta:editing-cycles>22</meta:editing-cycles>
    <meta:generator>LibreOffice/6.2.5.2$Windows_X86_64 LibreOffice_project/1ec314fa52f458adc18c4f025c545a4e8b22c159</meta:generator>
    <meta:document-statistic meta:table-count="0" meta:image-count="2" meta:object-count="0" meta:page-count="4" meta:paragraph-count="82" meta:word-count="1078" meta:character-count="6843" meta:non-whitespace-character-count="5795"/>
  </office:meta>
</office:document-meta>
</file>